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25.05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row table:style-name="ro1">
          <table:table-cell table:style-name="ce1"/>
          <table:table-cell table:style-name="ce2" office:value-type="string" calcext:value-type="string">
            <text:p>REQ </text:p>
          </table:table-cell>
          <table:table-cell table:style-name="ce2" office:value-type="string" calcext:value-type="string">
            <text:p>CMD_EN </text:p>
          </table:table-cell>
          <table:table-cell table:style-name="ce2" office:value-type="string" calcext:value-type="string">
            <text:p>ADR_VALUE </text:p>
          </table:table-cell>
          <table:table-cell table:style-name="ce2" office:value-type="string" calcext:value-type="string">
            <text:p>READ_VALUE </text:p>
          </table:table-cell>
          <table:table-cell table:style-name="ce2" office:value-type="string" calcext:value-type="string">
            <text:p>LOCK_VALUE </text:p>
          </table:table-cell>
          <table:table-cell table:style-name="ce2" office:value-type="string" calcext:value-type="string">
            <text:p>DT_EN </text:p>
          </table:table-cell>
        </table:table-row>
        <table:table-row table:style-name="ro2">
          <table:table-cell office:value-type="string" calcext:value-type="string">
            <text:p>INIT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_BASE +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AM_REQ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_BASE +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AM_A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_BASE +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AM_A1_D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_BASE 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AM_A2_D1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_BASE +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AM_A3_D2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_BASE +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AM_D3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_BASE +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_REQ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_BASE +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_AD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Y_BASE + 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_DT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TY_BASE + 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S_REQ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TY_BASE + 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S_AD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Y_BASE + 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S_DT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TY_BASE + 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UF_REQ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TY_BASE + 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F_AD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Y_BASE + 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F_DT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TY_BASE + 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6T16:49:35.844442962</meta:creation-date>
    <dc:date>2024-01-26T17:50:09.854056313</dc:date>
    <meta:editing-duration>PT29M1S</meta:editing-duration>
    <meta:editing-cycles>1</meta:editing-cycles>
    <meta:document-statistic meta:table-count="1" meta:cell-count="118" meta:object-count="0"/>
    <meta:generator>LibreOffice/5.3.6.1$Linux_X86_64 LibreOffice_project/30$Build-1</meta:generator>
  </office:meta>
</office:document-meta>
</file>